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e617b" officeooo:paragraph-rsid="0008b148"/>
    </style:style>
    <style:style style:name="P2" style:family="paragraph" style:parent-style-name="Table_20_Contents">
      <style:text-properties officeooo:rsid="001e40a0" officeooo:paragraph-rsid="0008b148"/>
    </style:style>
    <style:style style:name="P3" style:family="paragraph" style:parent-style-name="Table_20_Contents">
      <style:text-properties officeooo:rsid="0023c411" officeooo:paragraph-rsid="0008b148"/>
    </style:style>
    <style:style style:name="P4" style:family="paragraph" style:parent-style-name="Standard">
      <style:text-properties officeooo:rsid="0008b148" officeooo:paragraph-rsid="0008b148"/>
    </style:style>
    <style:style style:name="P5" style:family="paragraph" style:parent-style-name="Header">
      <style:text-properties officeooo:paragraph-rsid="0009e629"/>
    </style:style>
    <style:style style:name="P6" style:family="paragraph" style:parent-style-name="Standard">
      <style:text-properties officeooo:rsid="0008b148" officeooo:paragraph-rsid="0008b148"/>
    </style:style>
    <style:style style:name="P7" style:family="paragraph" style:parent-style-name="Standard">
      <style:text-properties officeooo:rsid="0008b148" officeooo:paragraph-rsid="0009e629"/>
    </style:style>
    <style:style style:name="P8" style:family="paragraph" style:parent-style-name="Standard">
      <style:text-properties officeooo:paragraph-rsid="0009e629"/>
    </style:style>
    <style:style style:name="P9" style:family="paragraph" style:parent-style-name="Standard">
      <style:text-properties officeooo:rsid="0009e629" officeooo:paragraph-rsid="0009e629"/>
    </style:style>
    <style:style style:name="P10" style:family="paragraph" style:parent-style-name="Table_20_Contents">
      <style:text-properties officeooo:rsid="000e617b" officeooo:paragraph-rsid="0009e629"/>
    </style:style>
    <style:style style:name="P11" style:family="paragraph" style:parent-style-name="Table_20_Contents">
      <style:text-properties officeooo:rsid="001e40a0" officeooo:paragraph-rsid="0009e629"/>
    </style:style>
    <style:style style:name="P12" style:family="paragraph" style:parent-style-name="Table_20_Contents">
      <style:text-properties officeooo:rsid="0023c411" officeooo:paragraph-rsid="0009e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list whose elements are not contiguously connected in memory.<text:line-break/><text:line-break/>Interview notes:<text:line-break/>- Ask "Why a linked list as opposed to an array?"<text:line-break/>- Ask for benefits<text:line-break/>- Ask for drawbacks<text:line-break/>- Conceptually, not in actual code, how would you implement a linked list?<text:line-break/>- Ask the difference between singly, and doubly linked lists. What are the benefits of more links?<text:line-break/>- Benefits, drawbacks, of an index to a linked list.<text:line-break/></text:p>
      <text:p text:style-name="P9">Next topics:</text:p>
      <text:p text:style-name="P9"><text:tab/>Discuss other data structures</text:p>
      <text:p text:style-name="P9"><text:tab/>Data Structures: Linked List (Not So Easy), to discuss implementing one i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8b148" officeooo:paragraph-rsid="0009e629"/>
    </style:style>
    <style:style style:name="MP2" style:family="paragraph" style:parent-style-name="Table_20_Contents">
      <style:text-properties officeooo:rsid="000e617b" officeooo:paragraph-rsid="0009e629"/>
    </style:style>
    <style:style style:name="MP3" style:family="paragraph" style:parent-style-name="Table_20_Contents">
      <style:text-properties officeooo:rsid="001e40a0" officeooo:paragraph-rsid="0009e629"/>
    </style:style>
    <style:style style:name="MP4" style:family="paragraph" style:parent-style-name="Table_20_Contents">
      <style:text-properties officeooo:rsid="0023c411" officeooo:paragraph-rsid="0009e629"/>
    </style:style>
    <style:style style:name="MP5" style:family="paragraph" style:parent-style-name="Standard">
      <style:text-properties officeooo:paragraph-rsid="0009e6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Linked List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5:07.858000000</meta:creation-date>
    <dc:date>2017-04-09T17:09:40.430000000</dc:date>
    <meta:editing-duration>PT8M25S</meta:editing-duration>
    <meta:editing-cycles>2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8" meta:word-count="99" meta:character-count="561" meta:non-whitespace-character-count="466"/>
  </office:meta>
</office:document-meta>
</file>